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46C2D52F5.jpg" manifest:media-type="image/jpeg"/>
  <manifest:file-entry manifest:full-path="Pictures/10000000000004B0000003841F77EB1F.jpg" manifest:media-type="image/jpeg"/>
  <manifest:file-entry manifest:full-path="Pictures/10000000000004B0000003848BB9E9BF.jpg" manifest:media-type="image/jpeg"/>
  <manifest:file-entry manifest:full-path="Pictures/10000000000004B000000384F54A98EC.jpg" manifest:media-type="image/jpeg"/>
  <manifest:file-entry manifest:full-path="Pictures/10000000000004B000000384B8BDB9E3.jpg" manifest:media-type="image/jpeg"/>
  <manifest:file-entry manifest:full-path="Pictures/10000000000004B000000384FCA96F06.jpg" manifest:media-type="image/jpeg"/>
  <manifest:file-entry manifest:full-path="Pictures/10000000000004B000000384FEC10DB0.jpg" manifest:media-type="image/jpeg"/>
  <manifest:file-entry manifest:full-path="Pictures/10000000000004B00000038498437B2C.jpg" manifest:media-type="image/jpeg"/>
  <manifest:file-entry manifest:full-path="Pictures/10000000000004B0000003843E08B154.jpg" manifest:media-type="image/jpeg"/>
  <manifest:file-entry manifest:full-path="Pictures/10000000000004B000000384F1E1054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width="6.9252in" svg:height="5.1937in" draw:z-index="0"><draw:image xlink:href="Pictures/10000000000004B000000384F1E1054C.jp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2" text:anchor-type="paragraph" svg:width="6.9252in" svg:height="5.1937in" draw:z-index="1"><draw:image xlink:href="Pictures/10000000000004B0000003843E08B154.jpg" xlink:type="simple" xlink:show="embed" xlink:actuate="onLoad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3" text:anchor-type="paragraph" svg:width="6.9252in" svg:height="5.1937in" draw:z-index="2"><draw:image xlink:href="Pictures/10000000000004B000000384FEC10DB0.jpg" xlink:type="simple" xlink:show="embed" xlink:actuate="onLoad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4" text:anchor-type="paragraph" svg:width="6.9252in" svg:height="5.1937in" draw:z-index="3"><draw:image xlink:href="Pictures/10000000000004B000000384FCA96F06.jpg" xlink:type="simple" xlink:show="embed" xlink:actuate="onLoad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5" text:anchor-type="paragraph" svg:width="6.9252in" svg:height="5.1937in" draw:z-index="4"><draw:image xlink:href="Pictures/10000000000004B000000384B8BDB9E3.jpg" xlink:type="simple" xlink:show="embed" xlink:actuate="onLoad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6" text:anchor-type="paragraph" svg:width="6.9252in" svg:height="5.1937in" draw:z-index="5"><draw:image xlink:href="Pictures/10000000000004B000000384F54A98EC.jpg" xlink:type="simple" xlink:show="embed" xlink:actuate="onLoad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7" text:anchor-type="paragraph" svg:width="6.9252in" svg:height="5.1937in" draw:z-index="6"><draw:image xlink:href="Pictures/10000000000004B00000038498437B2C.jpg" xlink:type="simple" xlink:show="embed" xlink:actuate="onLoad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8" text:anchor-type="paragraph" svg:width="6.9252in" svg:height="5.1937in" draw:z-index="7"><draw:image xlink:href="Pictures/10000000000004B0000003848BB9E9BF.jpg" xlink:type="simple" xlink:show="embed" xlink:actuate="onLoad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9" text:anchor-type="paragraph" svg:width="6.9252in" svg:height="5.1937in" draw:z-index="8"><draw:image xlink:href="Pictures/10000000000004B0000003841F77EB1F.jpg" xlink:type="simple" xlink:show="embed" xlink:actuate="onLoad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3" draw:name="Image10" text:anchor-type="paragraph" svg:x="0in" svg:y="-0.3937in" svg:width="6.9252in" svg:height="5.1937in" draw:z-index="9"><draw:image xlink:href="Pictures/10000000000004B0000003846C2D52F5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2T11:33:20.522225499</dc:date>
    <meta:editing-duration>PT2M41S</meta:editing-duration>
    <meta:editing-cycles>3</meta:editing-cycles>
    <meta:generator>LibreOffice/4.3.3.2$Linux_X86_64 LibreOffice_project/430m0$Build-2</meta:generator>
    <meta:document-statistic meta:table-count="0" meta:image-count="10" meta:object-count="0" meta:page-count="10" meta:paragraph-count="0" meta:word-count="0" meta:character-count="0" meta:non-whitespace-character-count="0"/>
  </office:meta>
</office:document-meta>
</file>